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369c5"/>
    </style:style>
    <style:style style:name="P2" style:family="paragraph" style:parent-style-name="Text_20_body">
      <style:text-properties officeooo:paragraph-rsid="0020772d"/>
    </style:style>
    <style:style style:name="P3" style:family="paragraph" style:parent-style-name="Text_20_body">
      <style:paragraph-properties fo:text-align="justify" style:justify-single-word="false"/>
      <style:text-properties style:font-name="Liberation Serif" officeooo:rsid="00163098" officeooo:paragraph-rsid="0043ed56" style:font-name-asian="Liberation Serif"/>
    </style:style>
    <style:style style:name="P4" style:family="paragraph" style:parent-style-name="Text_20_body">
      <style:paragraph-properties fo:margin-top="0cm" fo:margin-bottom="0.109cm" loext:contextual-spacing="false"/>
      <style:text-properties style:font-name="Liberation Serif" style:font-name-asian="Liberation Serif"/>
    </style:style>
    <style:style style:name="P5" style:family="paragraph" style:parent-style-name="Text_20_body">
      <style:paragraph-properties fo:margin-top="0cm" fo:margin-bottom="0.109cm" loext:contextual-spacing="false"/>
      <style:text-properties style:font-name="Liberation Serif" officeooo:paragraph-rsid="002c3d6b" style:font-name-asian="Liberation Serif"/>
    </style:style>
    <style:style style:name="P6" style:family="paragraph" style:parent-style-name="Text_20_body">
      <style:paragraph-properties fo:margin-top="0cm" fo:margin-bottom="0.109cm" loext:contextual-spacing="false"/>
      <style:text-properties style:font-name="Liberation Serif" officeooo:rsid="004e0833" officeooo:paragraph-rsid="004ed764" style:font-name-asian="Liberation Serif"/>
    </style:style>
    <style:style style:name="P7" style:family="paragraph" style:parent-style-name="Heading_20_3">
      <style:paragraph-properties fo:text-align="justify" style:justify-single-word="false"/>
      <style:text-properties officeooo:paragraph-rsid="002f8692"/>
    </style:style>
    <style:style style:name="P8" style:family="paragraph" style:parent-style-name="Heading_20_3">
      <style:paragraph-properties fo:text-align="justify" style:justify-single-word="false"/>
      <style:text-properties officeooo:paragraph-rsid="001c1078"/>
    </style:style>
    <style:style style:name="P9" style:family="paragraph" style:parent-style-name="Heading_20_3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10" style:family="paragraph" style:parent-style-name="Heading_20_3">
      <style:paragraph-properties fo:margin-top="0cm" fo:margin-bottom="0.109cm" loext:contextual-spacing="false"/>
      <style:text-properties style:font-name="Liberation Serif" officeooo:paragraph-rsid="004ae6c6" style:font-name-asian="Liberation Serif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4.1000003814697pt" fo:font-weight="bold" officeooo:rsid="0043ed56" officeooo:paragraph-rsid="0043ed56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P12" style:family="paragraph" style:parent-style-name="Text_20_body">
      <style:text-properties officeooo:paragraph-rsid="0020772d"/>
    </style:style>
    <style:style style:name="T1" style:family="text">
      <style:text-properties style:font-name="Liberation Serif" officeooo:rsid="00163098" style:font-name-asian="Liberation Serif"/>
    </style:style>
    <style:style style:name="T2" style:family="text">
      <style:text-properties style:font-name="Liberation Serif" officeooo:rsid="00318601" style:font-name-asian="Liberation Serif"/>
    </style:style>
    <style:style style:name="T3" style:family="text">
      <style:text-properties style:font-name="Liberation Serif" fo:font-weight="bold" officeooo:rsid="003369c5" style:font-name-asian="Liberation Serif" style:font-weight-asian="bold" style:font-weight-complex="bold"/>
    </style:style>
    <style:style style:name="T4" style:family="text">
      <style:text-properties style:font-name="Liberation Serif" fo:font-size="14.1000003814697pt" fo:font-weight="bold" officeooo:rsid="002f8692" style:font-name-asian="Liberation Serif" style:font-size-asian="14.1000003814697pt" style:font-weight-asian="bold" style:font-name-complex="Liberation Mono" style:font-size-complex="14.1000003814697pt" style:font-weight-complex="bold"/>
    </style:style>
    <style:style style:name="T5" style:family="text">
      <style:text-properties style:font-name="Liberation Serif" fo:font-size="14.1000003814697pt" fo:font-weight="bold" officeooo:rsid="00163098" style:font-name-asian="Liberation Serif" style:font-size-asian="14.1000003814697pt" style:font-weight-asian="bold" style:font-size-complex="14.1000003814697pt" style:font-weight-complex="bold"/>
    </style:style>
    <style:style style:name="T6" style:family="text">
      <style:text-properties style:font-name="Liberation Serif" fo:font-size="14.1000003814697pt" fo:font-weight="bold" style:font-name-asian="Liberation Serif" style:font-size-asian="14.1000003814697pt" style:font-weight-asian="bold" style:font-name-complex="Lohit Devanagari" style:font-size-complex="14.1000003814697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4e419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<text:span text:style-name="Source_20_Text"><text:span text:style-name="T4">先验概率</text:span></text:span><text:span text:style-name="Source_20_Text"><text:span text:style-name="T5">：</text:span></text:span></text:h>
      <text:p text:style-name="P1"><text:span text:style-name="Source_20_Text"><text:span text:style-name="T2">根据先前的经验得到的概率。</text:span></text:span></text:p>
      <text:h text:style-name="P8" text:outline-level="3"><text:span text:style-name="Source_20_Text"><text:span text:style-name="T4">后验概率</text:span></text:span><text:span text:style-name="Source_20_Text"><text:span text:style-name="T1">：</text:span></text:span></text:h>
      <text:p text:style-name="P4">根据观察到的样本修正之后的概率。</text:p>
      <text:h text:style-name="P10" text:outline-level="3" text:is-list-header="true"><text:span text:style-name="Source_20_Text"><text:span text:style-name="T3">贝叶斯公式</text:span></text:span><text:span text:style-name="T7">：</text:span></text:h>
      <text:p text:style-name="P4"><draw:frame draw:style-name="fr1" draw:name="Object2" text:anchor-type="as-char" svg:y="-0.386cm" svg:width="5.415cm" svg:height="0.508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这里的P<text:span text:style-name="T8">(y|x)就是后验概率，</text:span>P<text:span text:style-name="T8">(y)是先验概率。</text:span></text:p>
      <text:h text:style-name="P9" text:outline-level="3">迭代：</text:h>
      <text:p text:style-name="P5">根据样本修正得到后验概率后，后验概率就成了先验概率，又可以根据新观测到的样本进行修正，然后循环迭代下去，直到得到真实的概率。</text:p>
      <text:p text:style-name="P2"><text:span text:style-name="Source_20_Text"><text:span text:style-name="T6">最大后验概率：</text:span></text:span></text:p>
      <text:p text:style-name="P2"><text:span text:style-name="Source_20_Text"><text:span text:style-name="T6"/></text:span></text:p>
      <text:p text:style-name="P1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29T15:19:44.855852960</meta:creation-date>
    <dc:date>2024-02-08T16:39:40.355391752</dc:date>
    <meta:editing-duration>PT7H10M13S</meta:editing-duration>
    <meta:editing-cycles>55</meta:editing-cycles>
    <meta:generator>LibreOffice/6.4.7.2$Linux_X86_64 LibreOffice_project/40$Build-2</meta:generator>
    <meta:document-statistic meta:table-count="0" meta:image-count="0" meta:object-count="1" meta:page-count="1" meta:paragraph-count="10" meta:word-count="135" meta:character-count="143" meta:non-whitespace-character-count="143"/>
  </office:meta>
</office:document-meta>
</file>

<file path=Object 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y</mi>
              <mo stretchy="false">|</mo>
              <mi>x</mi>
            </mrow>
          </mrow>
          <mo fence="true" stretchy="false">)</mo>
        </mrow>
        <mo stretchy="false">=</mo>
        <mi>P</mi>
      </mrow>
      <mrow>
        <mrow>
          <mo fence="true" stretchy="false">(</mo>
          <mrow>
            <mrow>
              <mi>x</mi>
              <mo stretchy="false">|</mo>
              <mi>y</mi>
            </mrow>
          </mrow>
          <mo fence="true" stretchy="false">)</mo>
        </mrow>
        <mo stretchy="false">∗</mo>
        <mi>P</mi>
      </mrow>
      <mrow>
        <mrow>
          <mo fence="true" stretchy="false">(</mo>
          <mrow>
            <mi>y</mi>
          </mrow>
          <mo fence="true" stretchy="false">)</mo>
        </mrow>
        <mo stretchy="false">÷</mo>
        <mi>P</mi>
      </mrow>
      <mrow>
        <mo fence="true" stretchy="false">(</mo>
        <mrow>
          <mi>x</mi>
        </mrow>
        <mo fence="true" stretchy="false">)</mo>
      </mrow>
    </mrow>
    <annotation encoding="StarMath 5.0">P(y mline x ) = P(x mline y ) * P( y )  div P( x ) </annotation>
  </semantics>
</math>
</file>